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order-left="0.0008in solid #000000" fo:border-right="none" fo:border-top="none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fo:border-left="none" fo:border-right="0.0008in solid #000000" fo:border-top="none"/>
    </style:style>
    <style:style style:name="ce6" style:family="table-cell" style:parent-style-name="Default">
      <style:table-cell-properties fo:border-bottom="0.0008in solid #000000" fo:border-left="none" fo:border-right="0.0008in solid #000000" fo:border-top="none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number-columns-repeated="102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7"/>
          <table:table-cell table:style-name="ce1" office:value-type="string">
            <text:p>Generation</text:p>
          </table:table-cell>
          <table:table-cell table:style-name="ce4" office:value-type="string">
            <text:p>Average</text:p>
          </table:table-cell>
          <table:table-cell table:style-name="ce7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2">
            <text:p>1100.2</text:p>
          </table:table-cell>
          <table:table-cell/>
          <table:table-cell table:style-name="ce2" office:value-type="float" office:value="1">
            <text:p>1</text:p>
          </table:table-cell>
          <table:table-cell table:style-name="ce5" table:formula="of:=AVERAGE([.B1:.B10])" office:value-type="float" office:value="858.974">
            <text:p>858.97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76">
            <text:p>1000.76</text:p>
            <draw:frame table:end-cell-address="Sheet1.H24" table:end-x="0.0882in" table:end-y="0.0472in" draw:z-index="1" draw:style-name="gr1" svg:width="5.1484in" svg:height="3.961in" svg:x="0.2736in" svg:y="0.0382in">
              <draw:object draw:notify-on-update-of-ranges="Sheet1.E1:Sheet1.E1 Sheet1.E2:Sheet1.E21 Sheet1.D2:Sheet1.D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 table:style-name="ce2" office:value-type="float" office:value="2">
            <text:p>2</text:p>
          </table:table-cell>
          <table:table-cell table:style-name="ce5" table:formula="of:=AVERAGE([.B11:.B20])" office:value-type="float" office:value="1035.276">
            <text:p>1035.28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00.46">
            <text:p>1100.46</text:p>
          </table:table-cell>
          <table:table-cell/>
          <table:table-cell table:style-name="ce2" office:value-type="float" office:value="3">
            <text:p>3</text:p>
          </table:table-cell>
          <table:table-cell table:style-name="ce5" table:formula="of:=AVERAGE([.B21:.B30])" office:value-type="float" office:value="973.276">
            <text:p>973.28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46">
            <text:p>1000.46</text:p>
          </table:table-cell>
          <table:table-cell/>
          <table:table-cell table:style-name="ce2" office:value-type="float" office:value="4">
            <text:p>4</text:p>
          </table:table-cell>
          <table:table-cell table:style-name="ce5" table:formula="of:=AVERAGE([.B31:.B40])" office:value-type="float" office:value="1100.28">
            <text:p>1100.28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7">
            <text:p>1000.7</text:p>
          </table:table-cell>
          <table:table-cell/>
          <table:table-cell table:style-name="ce2" office:value-type="float" office:value="5">
            <text:p>5</text:p>
          </table:table-cell>
          <table:table-cell table:style-name="ce5" table:formula="of:=AVERAGE([.B41:.B50])" office:value-type="float" office:value="1100.53">
            <text:p>1100.53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6.56">
            <text:p>506.56</text:p>
          </table:table-cell>
          <table:table-cell/>
          <table:table-cell table:style-name="ce2" office:value-type="float" office:value="6">
            <text:p>6</text:p>
          </table:table-cell>
          <table:table-cell table:style-name="ce5" table:formula="of:=AVERAGE([.B51:.B60])" office:value-type="float" office:value="959.14">
            <text:p>959.14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9.9">
            <text:p>629.9</text:p>
          </table:table-cell>
          <table:table-cell/>
          <table:table-cell table:style-name="ce2" office:value-type="float" office:value="7">
            <text:p>7</text:p>
          </table:table-cell>
          <table:table-cell table:style-name="ce5" table:formula="of:=AVERAGE([.B61:.B70])" office:value-type="float" office:value="862.156">
            <text:p>862.16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.5">
            <text:p>1000.5</text:p>
          </table:table-cell>
          <table:table-cell/>
          <table:table-cell table:style-name="ce2" office:value-type="float" office:value="8">
            <text:p>8</text:p>
          </table:table-cell>
          <table:table-cell table:style-name="ce5" table:formula="of:=AVERAGE([.B71:.B80])" office:value-type="float" office:value="1100.58">
            <text:p>1100.58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000.2">
            <text:p>1000.2</text:p>
          </table:table-cell>
          <table:table-cell table:style-name="ce7"/>
          <table:table-cell table:style-name="ce2" office:value-type="float" office:value="9">
            <text:p>9</text:p>
          </table:table-cell>
          <table:table-cell table:style-name="ce5" table:formula="of:=AVERAGE([.B81:.B90])" office:value-type="float" office:value="975.492">
            <text:p>975.49</text:p>
          </table:table-cell>
          <table:table-cell table:style-name="ce7" table:number-columns-repeated="1019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4" office:value-type="float" office:value="1100.2">
            <text:p>1100.2</text:p>
          </table:table-cell>
          <table:table-cell table:style-name="ce7"/>
          <table:table-cell table:style-name="ce2" office:value-type="float" office:value="10">
            <text:p>10</text:p>
          </table:table-cell>
          <table:table-cell table:style-name="ce5" table:formula="of:=AVERAGE([.B91:.B100])" office:value-type="float" office:value="1041.26">
            <text:p>1041.26</text:p>
          </table:table-cell>
          <table:table-cell table:style-name="ce7"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2">
            <text:p>1100.2</text:p>
          </table:table-cell>
          <table:table-cell table:style-name="ce7"/>
          <table:table-cell table:style-name="ce2" office:value-type="float" office:value="11">
            <text:p>11</text:p>
          </table:table-cell>
          <table:table-cell table:style-name="ce5" table:formula="of:=AVERAGE([.B101:.B110])" office:value-type="float" office:value="901.099">
            <text:p>901.1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.2">
            <text:p>1000.2</text:p>
          </table:table-cell>
          <table:table-cell table:style-name="ce7"/>
          <table:table-cell table:style-name="ce2" office:value-type="float" office:value="12">
            <text:p>12</text:p>
          </table:table-cell>
          <table:table-cell table:style-name="ce5" table:formula="of:=AVERAGE([.B111:.B120])" office:value-type="float" office:value="683.778">
            <text:p>683.7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46">
            <text:p>1100.46</text:p>
          </table:table-cell>
          <table:table-cell table:style-name="ce7"/>
          <table:table-cell table:style-name="ce2" office:value-type="float" office:value="13">
            <text:p>13</text:p>
          </table:table-cell>
          <table:table-cell table:style-name="ce5" table:formula="of:=AVERAGE([.B121:.B130])" office:value-type="float" office:value="696.996">
            <text:p>697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5">
            <text:p>1100.5</text:p>
          </table:table-cell>
          <table:table-cell table:style-name="ce7"/>
          <table:table-cell table:style-name="ce2" office:value-type="float" office:value="14">
            <text:p>14</text:p>
          </table:table-cell>
          <table:table-cell table:style-name="ce5" table:formula="of:=AVERAGE([.B131:.B140])" office:value-type="float" office:value="813.07">
            <text:p>813.07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2">
            <text:p>1100.2</text:p>
          </table:table-cell>
          <table:table-cell table:style-name="ce7"/>
          <table:table-cell table:style-name="ce2" office:value-type="float" office:value="15">
            <text:p>15</text:p>
          </table:table-cell>
          <table:table-cell table:style-name="ce5" table:formula="of:=AVERAGE([.B141:.B150])" office:value-type="float" office:value="728.73">
            <text:p>728.73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.6">
            <text:p>1000.6</text:p>
          </table:table-cell>
          <table:table-cell table:style-name="ce7"/>
          <table:table-cell table:style-name="ce2" office:value-type="float" office:value="16">
            <text:p>16</text:p>
          </table:table-cell>
          <table:table-cell table:style-name="ce5" table:formula="of:=AVERAGE([.B151:.B160])" office:value-type="float" office:value="756.476">
            <text:p>756.4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.2">
            <text:p>1100.2</text:p>
          </table:table-cell>
          <table:table-cell table:style-name="ce7"/>
          <table:table-cell table:style-name="ce2" office:value-type="float" office:value="17">
            <text:p>17</text:p>
          </table:table-cell>
          <table:table-cell table:style-name="ce5" table:formula="of:=AVERAGE([.B161:.B170])" office:value-type="float" office:value="1053.456">
            <text:p>1053.46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style-name="ce7"/>
          <table:table-cell table:style-name="ce2" office:value-type="float" office:value="18">
            <text:p>18</text:p>
          </table:table-cell>
          <table:table-cell table:style-name="ce5" table:formula="of:=AVERAGE([.B171:.B180])" office:value-type="float" office:value="707.19">
            <text:p>707.19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1100.2">
            <text:p>1100.2</text:p>
          </table:table-cell>
          <table:table-cell table:style-name="ce7"/>
          <table:table-cell table:style-name="ce2" office:value-type="float" office:value="19">
            <text:p>19</text:p>
          </table:table-cell>
          <table:table-cell table:style-name="ce5" table:formula="of:=AVERAGE([.B181:.B190])" office:value-type="float" office:value="807.208">
            <text:p>807.21</text:p>
          </table:table-cell>
          <table:table-cell table:style-name="ce7" table:number-columns-repeated="1019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4" office:value-type="float" office:value="1100.2">
            <text:p>1100.2</text:p>
          </table:table-cell>
          <table:table-cell table:style-name="ce7"/>
          <table:table-cell table:style-name="ce3" office:value-type="float" office:value="20">
            <text:p>20</text:p>
          </table:table-cell>
          <table:table-cell table:style-name="ce6" table:formula="of:=AVERAGE([.B191:.B200])" office:value-type="float" office:value="1008.842">
            <text:p>1008.84</text:p>
          </table:table-cell>
          <table:table-cell table:style-name="ce7"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.2">
            <text:p>10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29.9">
            <text:p>629.9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0.2">
            <text:p>9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.2">
            <text:p>10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  <draw:frame table:end-cell-address="Sheet1.H47" table:end-x="0.8398in" table:end-y="0.1031in" draw:z-index="0" draw:style-name="gr1" svg:width="6.1744in" svg:height="3.8768in" svg:x="0.8882in" svg:y="0.1783in">
              <draw:object draw:notify-on-update-of-ranges="Sheet1.A1:Sheet1.A200 Sheet1.B1:Sheet1.B2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000.2">
            <text:p>10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00.2">
            <text:p>9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00.46">
            <text:p>1100.46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.5">
            <text:p>1000.5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4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5">
            <text:p>1100.5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1100.2">
            <text:p>1100.2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4" office:value-type="float" office:value="1100.2">
            <text:p>1100.2</text:p>
          </table:table-cell>
          <table:table-cell table:style-name="ce7"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2">
            <text:p>1100.2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7">
            <text:p>1100.7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7">
            <text:p>1100.7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7">
            <text:p>1100.7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5">
            <text:p>1100.5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7">
            <text:p>1100.7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00.7">
            <text:p>1100.7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1100.2">
            <text:p>1100.2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4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.2">
            <text:p>1000.2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.2">
            <text:p>1000.2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529.9">
            <text:p>529.9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 office:value-type="float" office:value="1100.5">
            <text:p>1100.5</text:p>
          </table:table-cell>
          <table:table-cell table:style-name="ce7"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4" office:value-type="float" office:value="1100.5">
            <text:p>1100.5</text:p>
          </table:table-cell>
          <table:table-cell table:style-name="ce7"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21.4">
            <text:p>321.4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1100.46">
            <text:p>1100.46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4" office:value-type="float" office:value="1100.5">
            <text:p>1100.5</text:p>
          </table:table-cell>
          <table:table-cell table:style-name="ce7"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0.5">
            <text:p>1100.5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1.15">
            <text:p>1101.15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06.8">
            <text:p>606.8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1.15">
            <text:p>1101.15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.5">
            <text:p>1000.5</text:p>
          </table:table-cell>
          <table:table-cell table:number-columns-repeated="102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1100.5">
            <text:p>1100.5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8.33">
            <text:p>518.33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float" office:value="1100.46">
            <text:p>1100.46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9.9">
            <text:p>329.9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01.15">
            <text:p>1101.15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06.8">
            <text:p>606.8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.43">
            <text:p>1000.43</text:p>
          </table:table-cell>
          <table:table-cell table:number-columns-repeated="102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float" office:value="650">
            <text:p>650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50">
            <text:p>650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06.56">
            <text:p>306.56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0.46">
            <text:p>1000.46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08.66">
            <text:p>608.66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12.93">
            <text:p>312.93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01.15">
            <text:p>1101.15</text:p>
          </table:table-cell>
          <table:table-cell table:number-columns-repeated="102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08.67">
            <text:p>608.67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00.47">
            <text:p>1000.47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00.46">
            <text:p>1000.46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00.5">
            <text:p>1000.5</text:p>
          </table:table-cell>
          <table:table-cell table:number-columns-repeated="102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float" office:value="529.9">
            <text:p>529.9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7">
            <text:p>307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00.2">
            <text:p>1100.2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00.2">
            <text:p>1000.2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4" office:value-type="float" office:value="1000.46">
            <text:p>1000.46</text:p>
          </table:table-cell>
          <table:table-cell table:style-name="ce7"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6.9">
            <text:p>606.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06.9">
            <text:p>606.9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4" office:value-type="float" office:value="629.9">
            <text:p>629.9</text:p>
          </table:table-cell>
          <table:table-cell table:style-name="ce7"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float" office:value="1100.7">
            <text:p>1100.7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4" office:value-type="float" office:value="529.9">
            <text:p>529.9</text:p>
          </table:table-cell>
          <table:table-cell table:style-name="ce7" table:number-columns-repeated="2"/>
          <table:table-cell/>
          <table:table-cell table:style-name="ce7"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0.66">
            <text:p>620.66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9.82">
            <text:p>309.82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99.96">
            <text:p>1099.96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00.7">
            <text:p>1100.7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00.5">
            <text:p>1100.5</text:p>
          </table:table-cell>
          <table:table-cell table:number-columns-repeated="102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float" office:value="620.66">
            <text:p>620.66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4" office:value-type="float" office:value="1101.4">
            <text:p>1101.4</text:p>
          </table:table-cell>
          <table:table-cell table:style-name="ce7"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99.96">
            <text:p>1099.96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50">
            <text:p>550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0.7">
            <text:p>1000.7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29.9">
            <text:p>529.9</text:p>
          </table:table-cell>
          <table:table-cell table:number-columns-repeated="102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999.96">
            <text:p>999.96</text:p>
          </table:table-cell>
          <table:table-cell table:style-name="ce7" table:number-columns-repeated="1022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4" office:value-type="float" office:value="1101.4">
            <text:p>1101.4</text:p>
          </table:table-cell>
          <table:table-cell table:style-name="ce7"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1.4">
            <text:p>1101.4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1.4">
            <text:p>1101.4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0.6">
            <text:p>1100.6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0.46">
            <text:p>1100.46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1.4">
            <text:p>1101.4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29.9">
            <text:p>629.9</text:p>
          </table:table-cell>
          <table:table-cell table:number-columns-repeated="102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101.4">
            <text:p>1101.4</text:p>
          </table:table-cell>
          <table:table-cell table:style-name="ce7"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5">12/15/2008</text:date>, <text:time>15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15T13:36:05</meta:creation-date>
    <dc:date>2008-12-15T15:06:15</dc:date>
    <meta:editing-duration>PT01H11M19S</meta:editing-duration>
    <meta:editing-cycles>4</meta:editing-cycles>
    <meta:generator>OpenOffice.org/3.1$Unix OpenOffice.org_project/300m35$Build-9367</meta:generator>
    <meta:document-statistic meta:table-count="3" meta:cell-count="44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684cm" svg:height="9.848cm" chart:class="chart:scatter" chart:style-name="ch1">
        <chart:title svg:x="3.529cm" svg:y="0.196cm" chart:style-name="ch2">
          <text:p>Fitness Scores for Successive Generations</text:p>
        </chart:title>
        <chart:subtitle svg:x="5.857cm" svg:y="0.976cm" chart:style-name="ch3">
          <text:p>3-state Turing Machine</text:p>
        </chart:subtitle>
        <chart:plot-area chart:style-name="ch4" table:cell-range-address="Sheet1.A1:Sheet1.B200" svg:x="0.424cm" svg:y="1.7cm" svg:width="14.945cm" svg:height="7.457cm">
          <chart:axis chart:dimension="x" chart:name="primary-x" chart:style-name="ch5">
            <chart:title svg:x="7.402cm" svg:y="8.728cm" chart:style-name="ch6">
              <text:p>Generation</text:p>
            </chart:title>
            <chart:grid chart:style-name="ch7" chart:class="major"/>
          </chart:axis>
          <chart:axis chart:dimension="y" chart:name="primary-y" chart:style-name="ch5">
            <chart:title svg:x="0.312cm" svg:y="6.095cm" chart:style-name="ch8">
              <text:p>Fitness Score</text:p>
            </chart:title>
            <chart:grid chart:style-name="ch7" chart:class="major"/>
          </chart:axis>
          <chart:series chart:style-name="ch9" chart:values-cell-range-address="Sheet1.B1:Sheet1.B200" chart:class="chart:scatter">
            <chart:domain table:cell-range-address="Sheet1.A1:Sheet1.A200"/>
            <chart:regression-curve chart:style-name="ch10">
              <chart:equation chart:display-r-square="true" svg:x="11.478cm" svg:y="8.697cm"/>
            </chart:regression-curve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1:Sheet1.A200">1</text:p>
              </table:table-cell>
              <table:table-cell office:value-type="float" office:value="250">
                <text:p text:id="Sheet1.B1:Sheet1.B200">2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000.76">
                <text:p>1000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00.7">
                <text:p>100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506.56">
                <text:p>506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000.6">
                <text:p>100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00.2">
                <text:p>90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">
                <text:p>7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">
                <text:p>7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1101.15">
                <text:p>1101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606.8">
                <text:p>606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101.15">
                <text:p>1101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">
                <text:p>11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">
                <text:p>11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">
                <text:p>11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">
                <text:p>11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">
                <text:p>11</text:p>
              </table:table-cell>
              <table:table-cell office:value-type="float" office:value="518.33">
                <text:p>518.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">
                <text:p>11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">
                <text:p>11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">
                <text:p>12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">
                <text:p>12</text:p>
              </table:table-cell>
              <table:table-cell office:value-type="float" office:value="329.9">
                <text:p>32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1101.15">
                <text:p>1101.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">
                <text:p>12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">
                <text:p>12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606.8">
                <text:p>606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">
                <text:p>12</text:p>
              </table:table-cell>
              <table:table-cell office:value-type="float" office:value="1000.43">
                <text:p>1000.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">
                <text:p>13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">
                <text:p>13</text:p>
              </table:table-cell>
              <table:table-cell office:value-type="float" office:value="306.56">
                <text:p>306.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">
                <text:p>13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">
                <text:p>13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">
                <text:p>13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">
                <text:p>13</text:p>
              </table:table-cell>
              <table:table-cell office:value-type="float" office:value="608.66">
                <text:p>608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">
                <text:p>13</text:p>
              </table:table-cell>
              <table:table-cell office:value-type="float" office:value="312.93">
                <text:p>312.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">
                <text:p>13</text:p>
              </table:table-cell>
              <table:table-cell office:value-type="float" office:value="1101.15">
                <text:p>1101.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">
                <text:p>14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608.67">
                <text:p>608.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">
                <text:p>14</text:p>
              </table:table-cell>
              <table:table-cell office:value-type="float" office:value="1000.47">
                <text:p>1000.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">
                <text:p>14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">
                <text:p>14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">
                <text:p>14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">
                <text:p>14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">
                <text:p>14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">
                <text:p>14</text:p>
              </table:table-cell>
              <table:table-cell office:value-type="float" office:value="1000.5">
                <text:p>100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">
                <text:p>15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">
                <text:p>15</text:p>
              </table:table-cell>
              <table:table-cell office:value-type="float" office:value="1100.2">
                <text:p>1100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">
                <text:p>15</text:p>
              </table:table-cell>
              <table:table-cell office:value-type="float" office:value="1000.2">
                <text:p>1000.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">
                <text:p>16</text:p>
              </table:table-cell>
              <table:table-cell office:value-type="float" office:value="1000.46">
                <text:p>1000.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">
                <text:p>16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">
                <text:p>1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">
                <text:p>16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">
                <text:p>1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">
                <text:p>16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">
                <text:p>16</text:p>
              </table:table-cell>
              <table:table-cell office:value-type="float" office:value="606.9">
                <text:p>606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">
                <text:p>1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">
                <text:p>17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">
                <text:p>17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">
                <text:p>17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620.66">
                <text:p>620.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309.82">
                <text:p>309.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">
                <text:p>18</text:p>
              </table:table-cell>
              <table:table-cell office:value-type="float" office:value="1099.96">
                <text:p>1099.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">
                <text:p>18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">
                <text:p>18</text:p>
              </table:table-cell>
              <table:table-cell office:value-type="float" office:value="1100.7">
                <text:p>1100.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">
                <text:p>18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">
                <text:p>18</text:p>
              </table:table-cell>
              <table:table-cell office:value-type="float" office:value="1100.5">
                <text:p>110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">
                <text:p>18</text:p>
              </table:table-cell>
              <table:table-cell office:value-type="float" office:value="620.66">
                <text:p>620.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">
                <text:p>19</text:p>
              </table:table-cell>
              <table:table-cell office:value-type="float" office:value="1099.96">
                <text:p>1099.9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">
                <text:p>19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">
                <text:p>1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">
                <text:p>19</text:p>
              </table:table-cell>
              <table:table-cell office:value-type="float" office:value="1000.7">
                <text:p>1000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">
                <text:p>19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">
                <text:p>19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">
                <text:p>19</text:p>
              </table:table-cell>
              <table:table-cell office:value-type="float" office:value="529.9">
                <text:p>529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">
                <text:p>19</text:p>
              </table:table-cell>
              <table:table-cell office:value-type="float" office:value="999.96">
                <text:p>999.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">
                <text:p>20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">
                <text:p>20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">
                <text:p>20</text:p>
              </table:table-cell>
              <table:table-cell office:value-type="float" office:value="1100.6">
                <text:p>1100.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">
                <text:p>20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">
                <text:p>20</text:p>
              </table:table-cell>
              <table:table-cell office:value-type="float" office:value="1100.46">
                <text:p>1100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">
                <text:p>20</text:p>
              </table:table-cell>
              <table:table-cell office:value-type="float" office:value="1101.4">
                <text:p>1101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">
                <text:p>20</text:p>
              </table:table-cell>
              <table:table-cell office:value-type="float" office:value="629.9">
                <text:p>629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">
                <text:p>20</text:p>
              </table:table-cell>
              <table:table-cell office:value-type="float" office:value="1101.4">
                <text:p>1101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00m35$Build-93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connect-bars="false" chart:treat-empty-cells="ignore" chart:spline-order="3" chart:sort-by-x-values="fals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chart-properties chart:symbol-type="none" chart:regression-type="linear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svg:stroke-width="0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078cm" svg:height="10.062cm" chart:class="chart:scatter" chart:style-name="ch1">
        <chart:title svg:x="1.34cm" svg:y="0.201cm" chart:style-name="ch2">
          <text:p>Average Fitness Scores for Successive Generations</text:p>
        </chart:title>
        <chart:subtitle svg:x="4.554cm" svg:y="0.986cm" chart:style-name="ch3">
          <text:p>3-state Turing Machine</text:p>
        </chart:subtitle>
        <chart:plot-area chart:style-name="ch4" table:cell-range-address="Sheet1.D1:Sheet1.E21" chart:data-source-has-labels="row" svg:x="0.32cm" svg:y="1.644cm" svg:width="12.495cm" svg:height="7.596cm">
          <chart:axis chart:dimension="x" chart:name="primary-x" chart:style-name="ch5">
            <chart:title svg:x="6.073cm" svg:y="8.816cm" chart:style-name="ch6">
              <text:p>Generation</text:p>
            </chart:title>
            <chart:grid chart:style-name="ch7" chart:class="major"/>
          </chart:axis>
          <chart:axis chart:dimension="y" chart:name="primary-y" chart:style-name="ch5">
            <chart:title svg:x="0.26cm" svg:y="6.756cm" chart:style-name="ch8">
              <text:p>Average Fitness Score</text:p>
            </chart:title>
            <chart:grid chart:style-name="ch7" chart:class="major"/>
          </chart:axis>
          <chart:series chart:style-name="ch9" chart:values-cell-range-address="Sheet1.E2:Sheet1.E21" chart:label-cell-address="Sheet1.E1:Sheet1.E1" chart:class="chart:scatter">
            <chart:domain table:cell-range-address="Sheet1.D2:Sheet1.D21"/>
            <chart:regression-curve chart:style-name="ch10">
              <chart:equation chart:display-r-square="true" svg:x="8.872cm" svg:y="8.78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 text:id="Sheet1.E1:Sheet1.E1"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D2:Sheet1.D21">1</text:p>
              </table:table-cell>
              <table:table-cell office:value-type="float" office:value="858.974">
                <text:p text:id="Sheet1.E2:Sheet1.E21">858.9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5.276">
                <text:p>1035.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73.276">
                <text:p>973.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00.28">
                <text:p>110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00.53">
                <text:p>1100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59.14">
                <text:p>959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62.156">
                <text:p>862.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00.58">
                <text:p>1100.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75.492">
                <text:p>975.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41.26">
                <text:p>1041.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01.099">
                <text:p>901.0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3.778">
                <text:p>683.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96.996">
                <text:p>696.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13.07">
                <text:p>813.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28.73">
                <text:p>728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56.476">
                <text:p>756.4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53.456">
                <text:p>1053.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07.19">
                <text:p>707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07.208">
                <text:p>807.2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08.842">
                <text:p>1008.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00m35$Build-93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